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0.5pt" style:font-size-asian="10.5pt" style:font-size-complex="10.5pt"/>
    </style:style>
    <style:style style:name="P2"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Text_20_body">
      <style:text-properties style:font-name="Times New Roman" fo:font-size="10.5pt" fo:font-weight="normal" style:font-size-asian="10.5pt" style:font-size-complex="10.5pt"/>
    </style:style>
    <style:style style:name="P4" style:family="paragraph" style:parent-style-name="Text_20_body">
      <style:paragraph-properties fo:text-align="center" style:justify-single-word="false"/>
      <style:text-properties style:font-name="Times New Roman" fo:font-size="10.5pt" fo:font-weight="normal" style:font-size-asian="10.5pt" style:font-size-complex="10.5pt"/>
    </style:style>
    <style:style style:name="P5" style:family="paragraph" style:parent-style-name="Text_20_body">
      <style:text-properties style:font-name="Times New Roman" fo:font-size="10.5pt" style:font-size-asian="10.5pt" style:font-size-complex="10.5pt"/>
    </style:style>
    <style:style style:name="P6" style:family="paragraph" style:parent-style-name="Text_20_body">
      <style:text-properties style:font-name="Times New Roman" fo:font-size="10.5pt" fo:font-style="italic" fo:font-weight="normal" style:font-size-asian="10.5pt" style:font-size-complex="10.5pt"/>
    </style:style>
    <style:style style:name="P7" style:family="paragraph" style:parent-style-name="Text_20_body">
      <style:text-properties fo:font-size="10.5pt" style:font-size-asian="10.5pt" style:font-size-complex="10.5pt"/>
    </style:style>
    <style:style style:name="P8" style:family="paragraph" style:parent-style-name="Text_20_body">
      <style:text-properties style:font-name="Times New Roman" fo:font-size="10.5pt" fo:font-weight="normal" style:font-size-asian="10.5pt" style:font-size-complex="10.5pt"/>
    </style:style>
    <style:style style:name="P9" style:family="paragraph" style:parent-style-name="Text_20_body" style:list-style-name="L1">
      <style:text-properties style:font-name="Times New Roman" fo:font-size="10.5pt" fo:font-weight="normal" style:font-size-asian="10.5pt" style:font-size-complex="10.5pt"/>
    </style:style>
    <style:style style:name="P10" style:family="paragraph" style:parent-style-name="Text_20_body" style:list-style-name="L4">
      <style:text-properties style:font-name="Times New Roman" fo:font-size="10.5pt" fo:font-weight="normal" style:font-size-asian="10.5pt" style:font-size-complex="10.5pt"/>
    </style:style>
    <style:style style:name="P11" style:family="paragraph" style:parent-style-name="Text_20_body" style:list-style-name="L5">
      <style:text-properties style:font-name="Times New Roman" fo:font-size="10.5pt" fo:font-weight="normal" style:font-size-asian="10.5pt" style:font-size-complex="10.5pt"/>
    </style:style>
    <style:style style:name="P12" style:family="paragraph" style:parent-style-name="Text_20_body" style:list-style-name="L6">
      <style:text-properties style:font-name="Times New Roman" fo:font-size="10.5pt" fo:font-weight="normal" style:font-size-asian="10.5pt" style:font-size-complex="10.5pt"/>
    </style:style>
    <style:style style:name="P13" style:family="paragraph" style:parent-style-name="Text_20_body" style:list-style-name="L7">
      <style:text-properties style:font-name="Times New Roman" fo:font-size="10.5pt" fo:font-weight="normal" style:font-size-asian="10.5pt" style:font-size-complex="10.5pt"/>
    </style:style>
    <style:style style:name="P14" style:family="paragraph" style:parent-style-name="Text_20_body" style:list-style-name="L8">
      <style:text-properties style:font-name="Times New Roman" fo:font-size="10.5pt" fo:font-weight="normal" style:font-size-asian="10.5pt" style:font-size-complex="10.5pt"/>
    </style:style>
    <style:style style:name="P15" style:family="paragraph" style:parent-style-name="Text_20_body" style:list-style-name="L9">
      <style:text-properties style:font-name="Times New Roman" fo:font-size="10.5pt" fo:font-weight="normal" style:font-size-asian="10.5pt" style:font-size-complex="10.5pt"/>
    </style:style>
    <style:style style:name="P16" style:family="paragraph" style:parent-style-name="Text_20_body" style:list-style-name="L3">
      <style:text-properties style:font-name="Times New Roman" fo:font-size="10.5pt" fo:font-style="normal" fo:font-weight="normal" style:font-size-asian="10.5pt" style:font-style-asian="normal" style:font-size-complex="10.5pt" style:font-style-complex="normal"/>
    </style:style>
    <style:style style:name="P17" style:family="paragraph" style:parent-style-name="Text_20_body" style:list-style-name="L6">
      <style:text-properties style:font-name="Times New Roman" fo:font-size="10.5pt" fo:font-style="normal" fo:font-weight="normal" style:font-size-asian="10.5pt" style:font-style-asian="normal" style:font-size-complex="10.5pt" style:font-style-complex="normal"/>
    </style:style>
    <style:style style:name="P18" style:family="paragraph" style:parent-style-name="Text_20_body" style:list-style-name="L1">
      <style:text-properties fo:font-size="10.5pt" style:font-size-asian="10.5pt" style:font-size-complex="10.5pt"/>
    </style:style>
    <style:style style:name="P19" style:family="paragraph" style:parent-style-name="Text_20_body" style:list-style-name="L2">
      <style:text-properties fo:font-size="10.5pt" style:font-size-asian="10.5pt" style:font-size-complex="10.5pt"/>
    </style:style>
    <style:style style:name="P20" style:family="paragraph" style:parent-style-name="Text_20_body" style:list-style-name="L5">
      <style:text-properties fo:font-size="10.5pt" style:font-size-asian="10.5pt" style:font-size-complex="10.5pt"/>
    </style:style>
    <style:style style:name="P21" style:family="paragraph" style:parent-style-name="Text_20_body" style:list-style-name="L6">
      <style:text-properties fo:font-size="10.5pt" style:font-size-asian="10.5pt" style:font-size-complex="10.5pt"/>
    </style:style>
    <style:style style:name="P22" style:family="paragraph" style:parent-style-name="Text_20_body" style:list-style-name="L7">
      <style:text-properties fo:font-size="10.5pt" style:font-size-asian="10.5pt" style:font-size-complex="10.5pt"/>
    </style:style>
    <style:style style:name="P23" style:family="paragraph" style:parent-style-name="Text_20_body" style:list-style-name="L8">
      <style:text-properties fo:font-size="10.5pt" style:font-size-asian="10.5pt" style:font-size-complex="10.5pt"/>
    </style:style>
    <style:style style:name="P24" style:family="paragraph" style:parent-style-name="Text_20_body" style:list-style-name="L9">
      <style:text-properties fo:font-size="10.5pt" style:font-size-asian="10.5pt" style:font-size-complex="10.5pt"/>
    </style:style>
    <style:style style:name="P25" style:family="paragraph" style:parent-style-name="Text_20_body" style:list-style-name="L8"/>
    <style:style style:name="P26" style:family="paragraph" style:parent-style-name="Text_20_body" style:list-style-name="L3">
      <style:paragraph-properties fo:margin-left="0.9846in" fo:margin-right="0in" fo:text-indent="-0.25in" style:auto-text-indent="false"/>
      <style:text-properties style:font-name="Times New Roman" fo:font-size="10.5pt" fo:font-style="normal" fo:font-weight="normal" style:font-size-asian="10.5pt" style:font-style-asian="normal" style:font-size-complex="10.5pt" style:font-style-complex="normal"/>
    </style:style>
    <style:style style:name="P27" style:family="paragraph" style:parent-style-name="Text_20_body" style:list-style-name="L3">
      <style:paragraph-properties fo:margin-left="0.4925in" fo:margin-right="0in" fo:text-indent="-0.25in" style:auto-text-indent="false"/>
      <style:text-properties style:font-name="Times New Roman" fo:font-size="10.5pt" fo:font-style="normal" fo:font-weight="normal" style:font-size-asian="10.5pt" style:font-style-asian="normal" style:font-size-complex="10.5pt" style:font-style-complex="normal"/>
    </style:style>
    <style:style style:name="T1" style:family="text">
      <style:text-properties fo:font-weight="normal"/>
    </style:style>
    <style:style style:name="T2" style:family="text">
      <style:text-properties fo:color="#00007f" fo:font-weight="normal"/>
    </style:style>
    <style:style style:name="T3" style:family="text">
      <style:text-properties fo:font-style="italic" fo:font-weight="normal"/>
    </style:style>
    <style:style style:name="T4" style:family="text">
      <style:text-properties fo:font-style="italic" fo:font-weight="normal" style:font-style-asian="italic" style:font-style-complex="italic"/>
    </style:style>
    <style:style style:name="T5" style:family="text">
      <style:text-properties fo:font-style="italic" style:font-style-asian="italic" style:font-style-complex="italic"/>
    </style:style>
    <style:style style:name="T6" style:family="text">
      <style:text-properties style:font-name="Times New Roman" fo:font-weight="normal"/>
    </style:style>
    <style:style style:name="T7" style:family="text">
      <style:text-properties style:font-name="Times New Roman" fo:font-style="italic" fo:font-weight="normal"/>
    </style:style>
    <style:style style:name="T8" style:family="text">
      <style:text-properties style:font-name="Times New Roman" fo:font-style="italic" fo:font-weight="normal" style:font-style-asian="italic" style:font-style-complex="italic"/>
    </style:style>
    <style:style style:name="T9" style:family="text">
      <style:text-properties style:font-name="Times New Roman" fo:font-style="italic" fo:font-weight="normal" style:font-style-asian="normal" style:font-style-complex="normal"/>
    </style:style>
    <style:style style:name="T10" style:family="text">
      <style:text-properties style:font-name="Times New Roman" fo:font-style="normal" fo:font-weight="normal" style:font-style-asian="normal" style:font-style-complex="normal"/>
    </style:style>
    <style:style style:name="T11" style:family="text">
      <style:text-properties style:font-name="Times New Roman" fo:font-style="normal" fo:font-weight="bold" style:font-style-asian="normal" style:font-weight-asian="bold" style:font-style-complex="normal" style:font-weight-complex="bold"/>
    </style:style>
    <style:style style:name="T12" style:family="text">
      <style:text-properties style:font-name="Times New Roman" fo:font-weight="bold" style:font-weight-asian="bold" style:font-weight-complex="bold"/>
    </style:style>
    <style:style style:name="T13" style:family="text">
      <style:text-properties style:font-name="Times New Roman" fo:font-size="10.5pt" fo:font-weight="normal" style:font-size-asian="10.5pt" style:font-size-complex="10.5pt"/>
    </style:style>
    <style:style style:name="T14" style:family="text">
      <style:text-properties style:font-name="Times New Roman" fo:font-size="10.5pt" fo:font-weight="bold" style:font-size-asian="10.5pt" style:font-weight-asian="bold" style:font-size-complex="10.5pt" style:font-weight-complex="bold"/>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mple DISSCO Project with LASSIE </text:p>
      <text:p text:style-name="P4"/>
      <text:p text:style-name="P3">0. If you do not have DISSCO, check it out in Terminal using the command:</text:p>
      <text:p text:style-name="P5"><text:span text:style-name="T1"><text:tab/>svn co </text:span><text:span text:style-name="T2">https://svn.code.sf.net/p/dissco/code/trunk </text:span><text:span text:style-name="T1">DISSCO </text:span></text:p>
      <text:p text:style-name="P5"><text:span text:style-name="T1"><text:tab/><text:tab/><text:tab/>(</text:span><text:span text:style-name="T4">be patient, it might take a while – there are many files)</text:span></text:p>
      <text:p text:style-name="P3">1. Enter the following, pressing Enter after each line: </text:p>
      <text:p text:style-name="P3"><text:tab/>cd DISSCO </text:p>
      <text:p text:style-name="P3"><text:tab/>premake4 clean </text:p>
      <text:p text:style-name="P3"><text:tab/>premake4 make </text:p>
      <text:p text:style-name="P3"><text:tab/>make</text:p>
      <text:p text:style-name="P3"><text:tab/><text:tab/><text:span text:style-name="T5">(again, be patient, it will take a while to compile the program)</text:span></text:p>
      <text:p text:style-name="P3">2. Create a new project in LASSIE <text:tab/>(<text:span text:style-name="T16">if you already downloaded and compiled DISSCO start here</text:span>)</text:p>
      <text:list xml:id="list1659582194" text:style-name="L1">
        <text:list-item>
          <text:p text:style-name="P9">Type ./lassie</text:p>
        </text:list-item>
        <text:list-item>
          <text:p text:style-name="P9">Click the <text:span text:style-name="T15">Create a new project</text:span> button in the toolbar </text:p>
        </text:list-item>
        <text:list-item>
          <text:p text:style-name="P18"><text:span text:style-name="T6">Choose a folder, name your project </text:span><text:span text:style-name="T7">tutorial</text:span><text:span text:style-name="T6">, and click Open <text:s/></text:span></text:p>
        </text:list-item>
      </text:list>
      <text:p text:style-name="P3">(NOTE: Once you choose a folder for your project, do not change it later – DISSCO will not be able to find it at the <text:s/>changed location)</text:p>
      <text:list xml:id="list1065574602" text:continue-numbering="true" text:style-name="L1">
        <text:list-item>
          <text:p text:style-name="P18"><text:span text:style-name="T6">A new window, </text:span><text:span text:style-name="T12">Project Properties</text:span><text:span text:style-name="T6">, will appear; set </text:span><text:span text:style-name="T12">Piece Duration</text:span><text:span text:style-name="T6"> to </text:span><text:span text:style-name="T7">30 </text:span><text:span text:style-name="T6">and click OK</text:span></text:p>
          <text:list>
            <text:list-item>
              <text:list>
                <text:list-item>
                  <text:list>
                    <text:list-header>
                      <text:p text:style-name="P18"><text:span text:style-name="T6">(the default name of the newly created Top object is </text:span><text:span text:style-name="T8">0</text:span><text:span text:style-name="T6">) </text:span></text:p>
                    </text:list-header>
                  </text:list>
                </text:list-item>
              </text:list>
            </text:list-item>
          </text:list>
        </text:list-item>
      </text:list>
      <text:p text:style-name="P3">3. Build a Top event <text:tab/><text:tab/><text:tab/><text:tab/><text:tab/>– <text:span text:style-name="T16">this is your piece</text:span>. </text:p>
      <text:list xml:id="list1131656755" text:style-name="L2">
        <text:list-item>
          <text:p text:style-name="P19"><text:span text:style-name="T6">Click the wedge next to </text:span><text:span text:style-name="T12">Folder Top</text:span><text:span text:style-name="T6"> then double click </text:span><text:span text:style-name="T12">Top 0</text:span></text:p>
        </text:list-item>
        <text:list-item>
          <text:p text:style-name="P19"><text:span text:style-name="T6">Set </text:span><text:span text:style-name="T12">Number of Children to Create</text:span><text:span text:style-name="T6"> to </text:span><text:span text:style-name="T7">1</text:span></text:p>
        </text:list-item>
        <text:list-item>
          <text:p text:style-name="P19"><text:span text:style-name="T6">Enter </text:span><text:span text:style-name="T7">0 </text:span><text:span text:style-name="T6">for </text:span><text:span text:style-name="T12">Child Start Time</text:span><text:span text:style-name="T6"> </text:span></text:p>
        </text:list-item>
        <text:list-item>
          <text:p text:style-name="P19"><text:span text:style-name="T6">Set </text:span><text:span text:style-name="T12">Child Type</text:span><text:span text:style-name="T6"> to </text:span><text:span text:style-name="T7">0 </text:span><text:span text:style-name="T10">seconds</text:span></text:p>
        </text:list-item>
        <text:list-item>
          <text:p text:style-name="P19"><text:span text:style-name="T6">Set </text:span><text:span text:style-name="T12">Child Duration</text:span><text:span text:style-name="T6"> and </text:span><text:span text:style-name="T12">Max Child Duration</text:span><text:span text:style-name="T6"> both to </text:span><text:span text:style-name="T7">30 </text:span><text:span text:style-name="T10">seconds</text:span></text:p>
        </text:list-item>
      </text:list>
      <text:p text:style-name="P6"><text:tab/><text:tab/>(we will come back to the Top event – see 8)</text:p>
      <text:p text:style-name="P3">4. Create a Bottom event<text:tab/><text:tab/><text:tab/><text:tab/> <text:tab/>- <text:span text:style-name="T16">this is the event that will create your sounds</text:span></text:p>
      <text:list xml:id="list1691232886" text:style-name="L3">
        <text:list-item>
          <text:p text:style-name="P16">Click <text:span text:style-name="T15">Folder Bottom </text:span></text:p>
        </text:list-item>
        <text:list-item>
          <text:p text:style-name="P16">Click the <text:span text:style-name="T15">Create a new Object</text:span> button in the toolbar </text:p>
        </text:list-item>
        <text:list-item>
          <text:p text:style-name="P16">Name it <text:span text:style-name="T5">s1</text:span> and click OK <text:tab/>(NOTE: ALL Bottom names must begin with a lower-case s !) </text:p>
        </text:list-item>
        <text:list-item>
          <text:p text:style-name="P16">Click the wedge next to the <text:span text:style-name="T15">Folder Bottom</text:span> and double-click <text:span text:style-name="T15">Bottom s1 </text:span></text:p>
        </text:list-item>
        <text:list-item>
          <text:p text:style-name="P16">Set <text:span text:style-name="T15">Number of Children to Create</text:span> to <text:span text:style-name="T5">5</text:span> <text:tab/><text:tab/>- <text:span text:style-name="T16">these will be your sounds</text:span></text:p>
        </text:list-item>
        <text:list-item>
          <text:p text:style-name="P16">Click <text:span text:style-name="T15">Insert Function</text:span> next to <text:span text:style-name="T15">Child Start Time</text:span> and choose <text:span text:style-name="T15">Random</text:span></text:p>
        </text:list-item>
        <text:list-item>
          <text:p text:style-name="P26">keep <text:span text:style-name="T15">Lower Bound</text:span> at <text:span text:style-name="T5">0</text:span></text:p>
        </text:list-item>
        <text:list-item>
          <text:p text:style-name="P26">set <text:span text:style-name="T15">Higher Bound</text:span> to <text:span text:style-name="T5">25</text:span>, hit OK. </text:p>
        </text:list-item>
        <text:list-item>
          <text:p text:style-name="P27">Set <text:span text:style-name="T15">Child Type</text:span> to <text:span text:style-name="T5">0</text:span> </text:p>
        </text:list-item>
        <text:list-item>
          <text:p text:style-name="P27">Set <text:span text:style-name="T15">Child Duration</text:span> and <text:span text:style-name="T15">Max Child Duration</text:span> to <text:span text:style-name="T5">5</text:span></text:p>
        </text:list-item>
      </text:list>
      <text:p text:style-name="P7"><text:soft-page-break/><text:span text:style-name="T10"><text:tab/><text:tab/></text:span><text:span text:style-name="T8"> <text:s/>(we will come back to the Bottom - see 7 - event but now we need the following:)</text:span></text:p>
      <text:p text:style-name="P3">5. Create a simple envelope </text:p>
      <text:list xml:id="list508892743" text:style-name="L4">
        <text:list-item>
          <text:p text:style-name="P10">Click <text:span text:style-name="T15">Envelope Library</text:span> button at bottom-left of the screen</text:p>
        </text:list-item>
        <text:list-item>
          <text:p text:style-name="P10">Right-click in the top area and choose <text:span text:style-name="T15">Create New Envelope</text:span> </text:p>
        </text:list-item>
        <text:list-item>
          <text:p text:style-name="P10">Double-click envelope item labeled 1 </text:p>
        </text:list-item>
        <text:list-item>
          <text:p text:style-name="P10">Right-click in the center of the lower half of the window (the graph) and choose <text:span text:style-name="T15">Insert Node</text:span></text:p>
        </text:list-item>
        <text:list-item>
          <text:p text:style-name="P10">Drag the new node all the way up to the top of the graph, and click on it to make sure its Y value is 1.0000 (if it is not, simply type 1 into the Y value field and press Enter) </text:p>
        </text:list-item>
        <text:list-item>
          <text:p text:style-name="P10">Click on the first and last nodes (X values 0.0000 and 1.0000, respectively) and ensure that both of their Y values are at 0.0000; if they are not, you will get clipping in your piece ! </text:p>
        </text:list-item>
        <text:list-item>
          <text:p text:style-name="P10">Close the envelope library window (or leave it in the background by clickingon the main window)</text:p>
        </text:list-item>
      </text:list>
      <text:p text:style-name="P3">6. Create a spectrum <text:tab/><text:tab/><text:tab/><text:tab/> <text:s text:c="4"/>- <text:span text:style-name="T16">this will determine the nature and quality of your sound(s)</text:span></text:p>
      <text:list xml:id="list1731778680" text:style-name="L5">
        <text:list-item>
          <text:p text:style-name="P11">Click <text:span text:style-name="T15">Folder Spectrum </text:span></text:p>
        </text:list-item>
        <text:list-item>
          <text:p text:style-name="P11">Click the <text:span text:style-name="T15">Create a new Object</text:span> button in the toolbar </text:p>
        </text:list-item>
        <text:list-item>
          <text:p text:style-name="P20"><text:span text:style-name="T6">Name it </text:span><text:span text:style-name="T7">sp1 </text:span><text:span text:style-name="T6">and click OK </text:span></text:p>
        </text:list-item>
        <text:list-item>
          <text:p text:style-name="P20"><text:span text:style-name="T6">Click the wedge next to the </text:span><text:span text:style-name="T12">Folder Spectrum</text:span><text:span text:style-name="T6"> and double-click </text:span><text:span text:style-name="T11">Spectrum sp1 </text:span></text:p>
        </text:list-item>
        <text:list-item>
          <text:p text:style-name="P20"><text:span text:style-name="T6">Set </text:span><text:span text:style-name="T12">Deviation</text:span><text:span text:style-name="T6"> to </text:span><text:span text:style-name="T7">0 </text:span></text:p>
        </text:list-item>
        <text:list-item>
          <text:p text:style-name="P11">Click <text:span text:style-name="T15">Insert Function </text:span>next to <text:span text:style-name="T15">Partial 1</text:span> </text:p>
        </text:list-item>
        <text:list-item>
          <text:p text:style-name="P20"><text:span text:style-name="T6">Choose the </text:span><text:span text:style-name="T11">EnvLib</text:span><text:span text:style-name="T7"> </text:span><text:span text:style-name="T6">function </text:span></text:p>
        </text:list-item>
        <text:list-item>
          <text:p text:style-name="P20"><text:span text:style-name="T6">Set </text:span><text:span text:style-name="T12">Envelope Number</text:span><text:span text:style-name="T6"> to </text:span><text:span text:style-name="T8">1</text:span><text:span text:style-name="T6"> (the envelope you created) and click OK – leave </text:span><text:span text:style-name="T12">Scaling Factor</text:span><text:span text:style-name="T6"> to </text:span><text:span text:style-name="T8">1.0 </text:span></text:p>
        </text:list-item>
      </text:list>
      <text:p text:style-name="P3"><text:tab/><text:tab/><text:span text:style-name="T5">(now we return to the Bottom event and continue building it)</text:span></text:p>
      <text:p text:style-name="P3">7. Complete the Bottom event</text:p>
      <text:list xml:id="list1209736402" text:style-name="L6">
        <text:list-item>
          <text:p text:style-name="P21"><text:span text:style-name="T6">Double click on the </text:span><text:span text:style-name="T12">Bottom s1</text:span><text:span text:style-name="T6"> event to bring it back <text:tab/><text:tab/>(see end of 4)</text:span></text:p>
        </text:list-item>
        <text:list-item>
          <text:p text:style-name="P21"><text:span text:style-name="T6">Scrolling down, drag your </text:span><text:span text:style-name="T11">Spectrum <text:s/>sp1</text:span><text:span text:style-name="T7"> </text:span><text:span text:style-name="T6">into the white box underneath where it says </text:span><text:span text:style-name="T12">Child Type | Class |Name </text:span></text:p>
        </text:list-item>
        <text:list-item>
          <text:p text:style-name="P12">Underneath <text:span text:style-name="T15">Equal Tempered </text:span>click the <text:span text:style-name="T15">Insert Function</text:span> button for the <text:span text:style-name="T15">Value </text:span>field </text:p>
        </text:list-item>
        <text:list-item>
          <text:p text:style-name="P21"><text:span text:style-name="T6">Choose </text:span><text:span text:style-name="T11">RandomInt</text:span><text:span text:style-name="T7"> </text:span><text:span text:style-name="T6">and set the </text:span><text:span text:style-name="T12">Lower Bound </text:span><text:span text:style-name="T6">to </text:span><text:span text:style-name="T7">30 </text:span><text:span text:style-name="T6">and the </text:span><text:span text:style-name="T12">Higher Bound</text:span><text:span text:style-name="T6"> to </text:span><text:span text:style-name="T7">90. <text:s/></text:span><text:span text:style-name="T6">Click OK. </text:span></text:p>
          <text:list>
            <text:list-item>
              <text:list>
                <text:list-header>
                  <text:p text:style-name="P12">(Side note: as a reference, 48 = C4) </text:p>
                </text:list-header>
              </text:list>
            </text:list-item>
          </text:list>
        </text:list-item>
        <text:list-item>
          <text:p text:style-name="P12">Set <text:span text:style-name="T15">Loudness</text:span> to 192 </text:p>
        </text:list-item>
      </text:list>
      <text:p text:style-name="P3"><text:tab/><text:tab/><text:span text:style-name="T5">(next we will determine the locations of sounds in space through Spatialization)</text:span></text:p>
      <text:list xml:id="list840409714" text:continue-numbering="true" text:style-name="L6">
        <text:list-item>
          <text:p text:style-name="P21"><text:span text:style-name="T6">Click </text:span><text:span text:style-name="T12">Insert Function</text:span><text:span text:style-name="T6"> next to </text:span><text:span text:style-name="T12">Spatialization</text:span><text:span text:style-name="T6"> and choose </text:span><text:span text:style-name="T7">SPA </text:span></text:p>
        </text:list-item>
        <text:list-item>
          <text:p text:style-name="P17">Click the <text:span text:style-name="T15">fn</text:span> (function) button next to the <text:span text:style-name="T15">Envelope</text:span> window</text:p>
        </text:list-item>
        <text:list-item>
          <text:p text:style-name="P17">Choose the <text:span text:style-name="T15">EnvLib</text:span> function </text:p>
        </text:list-item>
        <text:list-item>
          <text:p text:style-name="P21"><text:span text:style-name="T10">Set </text:span><text:span text:style-name="T11">Envelope Number</text:span><text:span text:style-name="T10"> to </text:span><text:span text:style-name="T9">1 </text:span><text:span text:style-name="T10">(the envelope you created) and click OK on both </text:span><text:span text:style-name="T11">Function Generator</text:span><text:span text:style-name="T10"> and </text:span><text:span text:style-name="T11">SPA</text:span><text:span text:style-name="T10"> windows. </text:span></text:p>
        </text:list-item>
      </text:list>
      <text:p text:style-name="P7"><text:span text:style-name="T10"><text:tab/><text:tab/></text:span><text:span text:style-name="T8">(now the reverberation quality of the room)</text:span></text:p>
      <text:list xml:id="list360323112" text:continue-numbering="true" text:style-name="L6">
        <text:list-item>
          <text:p text:style-name="P21"><text:span text:style-name="T6">Click </text:span><text:span text:style-name="T12">Insert Function</text:span><text:span text:style-name="T6"> next to </text:span><text:span text:style-name="T12">Reverb</text:span><text:span text:style-name="T6"> and choose </text:span><text:span text:style-name="T7">REV_Simple </text:span></text:p>
        </text:list-item>
        <text:list-item>
          <text:p text:style-name="P21"><text:span text:style-name="T6">Ensure the dialog box reads </text:span><text:span text:style-name="T7">0.5 </text:span><text:span text:style-name="T6">next to Room Size and click OK </text:span></text:p>
        </text:list-item>
      </text:list>
      <text:p text:style-name="P3"><text:soft-page-break/><text:tab/><text:tab/><text:span text:style-name="T5">(now we return to the Top event and finish building it)</text:span></text:p>
      <text:p text:style-name="P3">8. Return to the Top event and add Bottom as child of Top </text:p>
      <text:list xml:id="list1863351698" text:style-name="L7">
        <text:list-item>
          <text:p text:style-name="P13">Double click on the <text:span text:style-name="T15">Top 0</text:span> event</text:p>
        </text:list-item>
        <text:list-item>
          <text:p text:style-name="P22"><text:span text:style-name="T6">Drag </text:span><text:span text:style-name="T11">Bottom s1</text:span><text:span text:style-name="T7"> </text:span><text:span text:style-name="T6">into the white box underneath where it says </text:span><text:span text:style-name="T12">Child Type |Class |Name</text:span><text:span text:style-name="T6"> </text:span></text:p>
        </text:list-item>
      </text:list>
      <text:p text:style-name="P3">9. Save Project and Synthesize </text:p>
      <text:list xml:id="list649293518" text:style-name="L8">
        <text:list-item>
          <text:p text:style-name="P14">Click the <text:span text:style-name="T15">Save the project</text:span> button in the toolbar </text:p>
        </text:list-item>
        <text:list-item>
          <text:p text:style-name="P25"><text:span text:style-name="T13">From the </text:span><text:span text:style-name="T14">Project</text:span><text:span text:style-name="T13"> menu in the toolbar, select </text:span><text:span text:style-name="T14">Synthesize</text:span></text:p>
        </text:list-item>
        <text:list-item>
          <text:p text:style-name="P23"><text:span text:style-name="T6">Type </text:span><text:span text:style-name="T7">apple </text:span><text:span text:style-name="T6">(or any sequence of letters and/or numbers) into the </text:span><text:span text:style-name="T12">Random Seed</text:span><text:span text:style-name="T6"> window and <text:s/>click OK </text:span></text:p>
        </text:list-item>
      </text:list>
      <text:p text:style-name="P5"><text:span text:style-name="T1">The piece will be generated with periodic results displayed in the Terminal window. Five sounds will be created. At the end of creation you can open the resulting .aiff file (found in </text:span><text:span text:style-name="T3">tutorial/SoundFiles/tutorial1.aiff</text:span><text:span text:style-name="T1">) in a program like Audacity (or any sound editor/media player/digital audio workstation) and listen to the file. It might not sound too interesting at first, so reopen your project file and... </text:span></text:p>
      <text:p text:style-name="P3">10. Make the following changes </text:p>
      <text:list xml:id="list1363076052" text:style-name="L9">
        <text:list-item>
          <text:p text:style-name="P15">Pull down the <text:span text:style-name="T15">Project menu</text:span> and select <text:span text:style-name="T15">Properties</text:span> </text:p>
        </text:list-item>
        <text:list-item>
          <text:p text:style-name="P24"><text:span text:style-name="T6">Change the </text:span><text:span text:style-name="T12">Piece Duration</text:span><text:span text:style-name="T6"> from </text:span><text:span text:style-name="T7">30 </text:span><text:span text:style-name="T6">to </text:span><text:span text:style-name="T7">60 </text:span></text:p>
        </text:list-item>
        <text:list-item>
          <text:p text:style-name="P24"><text:span text:style-name="T6">Click on the wedge next to the </text:span><text:span text:style-name="T12">Folder Top</text:span><text:span text:style-name="T6"> and select </text:span><text:span text:style-name="T12">Top 0</text:span><text:span text:style-name="T7"> </text:span></text:p>
        </text:list-item>
        <text:list-item>
          <text:p text:style-name="P24"><text:span text:style-name="T12">Change Number of Children to Create</text:span><text:span text:style-name="T6"> to </text:span><text:span text:style-name="T7">10 </text:span></text:p>
        </text:list-item>
        <text:list-item>
          <text:p text:style-name="P15">Click <text:span text:style-name="T15">Insert Function</text:span> next to <text:span text:style-name="T15">Child Start Time</text:span> </text:p>
        </text:list-item>
        <text:list-item>
          <text:p text:style-name="P24"><text:span text:style-name="T6">Choose </text:span><text:span text:style-name="T11">Random</text:span><text:span text:style-name="T6">, set </text:span><text:span text:style-name="T12">Higher Bound</text:span><text:span text:style-name="T6"> to </text:span><text:span text:style-name="T7">30</text:span><text:span text:style-name="T6">, and click OK </text:span></text:p>
        </text:list-item>
        <text:list-item>
          <text:p text:style-name="P24"><text:span text:style-name="T6">Save your project once again, synthesize (either with the same seed as before or something different), and open </text:span><text:span text:style-name="T7">tutorial1/SoundFiles/tutorial1.aiff </text:span></text:p>
        </text:list-item>
      </text:list>
      <text:p text:style-name="P3">50 sounds will now be generated, and you will likely hear something more interesting. Congratulations, you just created your first DISSCO piec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ver Tipei</meta:initial-creator>
    <meta:creation-date>2015-07-22T12:30:31</meta:creation-date>
    <dc:date>2015-09-04T09:39:05</dc:date>
    <dc:creator>Sever Tipei</dc:creator>
    <meta:editing-duration>PT02H15M07S</meta:editing-duration>
    <meta:editing-cycles>8</meta:editing-cycles>
    <meta:generator>OpenOffice.org/3.2$Unix OpenOffice.org_project/320m12$Build-9483</meta:generator>
    <meta:document-statistic meta:table-count="0" meta:image-count="0" meta:object-count="0" meta:page-count="3" meta:paragraph-count="87" meta:word-count="1047" meta:character-count="5548"/>
  </office:meta>
</office:document-meta>
</file>